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3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15.7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Original Estimation</text:p>
          </table:table-cell>
          <table:table-cell table:style-name="ce1" office:value-type="string" calcext:value-type="string">
            <text:p>Current Estimation</text:p>
          </table:table-cell>
          <table:table-cell table:style-name="ce1" office:value-type="string" calcext:value-type="string">
            <text:p>Effort</text:p>
          </table:table-cell>
          <table:table-cell table:style-name="ce1" office:value-type="string" calcext:value-type="string">
            <text:p>Remain</text:p>
          </table:table-cell>
          <table:table-cell table:style-name="ce1" office:value-type="string" calcext:value-type="string">
            <text:p>Responsibl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ost-Request Group annehm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]-[.D2]" office:value-type="float" office:value="2" calcext:value-type="float">
            <text:p>2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ichern/Löschen der Gruppe auf der D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itieren der Gruppe auf der DB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]-[.D4]" office:value-type="float" office:value="3" calcext:value-type="float">
            <text:p>3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-Request Group validier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-Request Get All Appointment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7]-[.D7]" office:value-type="float" office:value="3" calcext:value-type="float">
            <text:p>3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.00.0000</text:date>, <text:time style:data-style-name="N2" text:time-value="14:21:17.28227849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3:48:19.475809225</meta:creation-date>
    <dc:date>2019-05-23T14:21:45.944185968</dc:date>
    <meta:editing-duration>PT5M33S</meta:editing-duration>
    <meta:editing-cycles>2</meta:editing-cycles>
    <meta:generator>LibreOffice/6.0.6.2$Linux_X86_64 LibreOffice_project/00m0$Build-2</meta:generator>
    <meta:document-statistic meta:table-count="1" meta:cell-count="36" meta:object-count="0"/>
  </office:meta>
</office:document-meta>
</file>